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3e5d" officeooo:paragraph-rsid="00013e5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3e5d" officeooo:paragraph-rsid="00013e5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Barbearia Alura</text:p>
      <text:p text:style-name="P1"/>
      <text:p text:style-name="P1">Localizada no coração da cidade a <text:span text:style-name="T1">Barbearia Alura</text:span> traz para o mercado o que há de melhor para o seu cabelo e barba. Fundada em 2019, a Barbearia Alura já é destaque na cidade e conquista novos clientes a cada dia.</text:p>
      <text:p text:style-name="P1"/>
      <text:p text:style-name="P1">Nossa missão é: <text:span text:style-name="T2">"Proporcionar auto-estima e qualidade de vida aos clientes".</text:span>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34:54.027107001</meta:creation-date>
    <dc:date>2022-09-13T11:37:02.423690103</dc:date>
    <meta:editing-duration>PT2M9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